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false" draw:fit-to-size="false" style:shrink-to-fit="false" fo:min-height="5.505cm"/>
      <style:paragraph-properties style:writing-mode="lr-tb"/>
    </style:style>
    <style:style style:name="gr2" style:family="graphic" style:parent-style-name="standard">
      <style:graphic-properties draw:stroke="none" draw:fill="none" fo:min-height="2.369cm"/>
      <style:paragraph-properties style:writing-mode="lr-tb"/>
    </style:style>
    <style:style style:name="gr3" style:family="graphic" style:parent-style-name="objectwithoutfill">
      <style:graphic-properties svg:stroke-width="0.15cm" svg:stroke-color="#b2b2b2" draw:marker-start-width="0.425cm" draw:marker-end-width="0.425cm" draw:fill="solid" draw:textarea-vertical-align="middle" fo:padding-top="0.2cm" fo:padding-bottom="0.2cm" fo:padding-left="0.325cm" fo:padding-right="0.325cm"/>
    </style:style>
    <style:style style:name="P1" style:family="paragraph">
      <style:paragraph-properties fo:margin-top="0cm" fo:margin-bottom="0cm" fo:text-align="start">
        <style:tab-stops/>
      </style:paragraph-properties>
      <style:text-properties style:use-window-font-color="true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="none" draw:fill-color="#ffffff"/>
      <style:paragraph-properties fo:margin-top="0cm" fo:margin-bottom="0cm" fo:text-align="center">
        <style:tab-stops/>
      </style:paragraph-properties>
      <style:text-properties style:use-window-font-color="true"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="none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style:use-window-font-color="true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c9211e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2" draw:layer="layout" svg:width="9cm" svg:height="2.3cm" svg:x="3.8cm" svg:y="1.9cm">
              <draw:text-box>
                <text:p text:style-name="P1"><text:span text:style-name="T1">Horns</text:span></text:p>
              </draw:text-box>
            </draw:frame>
            <draw:frame draw:style-name="gr1" draw:text-style-name="P2" draw:layer="layout" svg:width="8.64cm" svg:height="2.3cm" svg:x="3.8cm" svg:y="3.28cm">
              <draw:text-box>
                <text:p text:style-name="P1"><text:span text:style-name="T1">Hooves</text:span></text:p>
              </draw:text-box>
            </draw:frame>
            <draw:frame draw:style-name="gr2" draw:text-style-name="P3" draw:layer="layout" svg:width="2.03cm" svg:height="2.619cm" svg:x="9.96cm" svg:y="1.9cm">
              <draw:text-box>
                <text:p><text:span text:style-name="T2">&amp;</text:span></text:p>
              </draw:text-box>
            </draw:frame>
          </draw:g>
          <draw:line draw:style-name="gr3" draw:text-style-name="P4" draw:layer="layout" svg:x1="4.182cm" svg:y1="4.072cm" svg:x2="12.268cm" svg:y2="4.072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Александр Г. Анатольев</meta:initial-creator>
    <meta:creation-date>2022-01-14T15:21:02.245656458</meta:creation-date>
    <dc:date>2022-01-14T16:38:14.065054498</dc:date>
    <dc:creator>Александр Г. Анатольев</dc:creator>
    <meta:editing-duration>PT1M3S</meta:editing-duration>
    <meta:editing-cycles>1</meta:editing-cycles>
    <meta:document-statistic meta:object-count="6"/>
    <meta:generator>LibreOffice/6.4.7.2$Linux_X86_64 LibreOffice_project/40$Build-2</meta:generator>
  </office:meta>
</office:document-meta>
</file>